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May 24, 2021 (05:47:5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ttps://csci-1301.github.io/labs/HelloWorld/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ommand + B</text:p>
            </text:list-item>
            <text:list-item>
              <text:p text:style-name="P6">Run: F5</text:p>
            </text:list-item>
            <text:list-item>
              <text:p text:style-name="P6">Exit any program: Comman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4T17:47:59Z</meta:creation-date>
    <dc:date>2021-05-24T17:47:59Z</dc:date>
    <meta:user-defined meta:name="date" meta:value-type="string">May  24, 2021 (05:47:5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